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From the very opening credits when the Simon and Garfunkel song is playing as he is on the horizontal escalator, I knew that “The Graduate” would be a movie that I would enjoy. This is very surprising to me – I found the movie exceptional. Usually one of my largest criteria for disqualifying the content of films is sexual content (specifically dealing with adultery and homosexuality). To my surprise, although this film's plot was rooted in adultery, I found this to be a spectacular mov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4-22T21:24:12</dc:date>
    <meta:editing-duration>PT2H6M50S</meta:editing-duration>
    <meta:editing-cycles>71</meta:editing-cycles>
    <meta:generator>LibreOffice/3.5$Linux_x86 LibreOffice_project/350m1$Build-2</meta:generator>
    <dc:creator>Michael Gilliland</dc:creator>
    <meta:document-statistic meta:table-count="0" meta:image-count="0" meta:object-count="0" meta:page-count="1" meta:paragraph-count="1" meta:word-count="85" meta:character-count="494" meta:non-whitespace-character-count="409"/>
  </office:meta>
</office:document-meta>
</file>